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347" officeooo:paragraph-rsid="000aa347"/>
    </style:style>
    <style:style style:name="P2" style:family="paragraph" style:parent-style-name="Standard">
      <style:text-properties fo:font-weight="bold" officeooo:rsid="000aa347" officeooo:paragraph-rsid="000aa347"/>
    </style:style>
    <style:style style:name="P3" style:family="paragraph" style:parent-style-name="Standard">
      <style:text-properties fo:font-weight="bold" officeooo:rsid="000fa0fb" officeooo:paragraph-rsid="000fa0fb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删除文件用rm 权限不够加sudo</text:p>
      <text:p text:style-name="P1"><text:span text:style-name="T1">sudo chmod 777 /etc/apt/sources.list</text:span> 更改文件权限使其可编辑</text:p>
      <text:p text:style-name="P1"><text:span text:style-name="T1">sudo gedit /etc/apt/sources.list</text:span>打开文件进行编辑</text:p>
      <text:p text:style-name="P2">sudo cp /etc/apt/sources.list /etc/apt/sources.list.bak就是复制文件</text:p>
      <text:p text:style-name="P3">sudo <text:s/>rm -rf …强行删除整个目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8:45:05.770899301</meta:creation-date>
    <dc:date>2019-12-26T21:51:57.486290298</dc:date>
    <meta:editing-duration>PT3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0" meta:character-count="188" meta:non-whitespace-character-count="174"/>
  </office:meta>
</office:document-meta>
</file>